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 L" svg:font-family="'Century Schoolbook L'" style:font-family-generic="roman" style:font-pitch="variable"/>
    <style:font-face style:name="Century Schoolbook L1" svg:font-family="'Century Schoolbook L'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2b2b2" draw:textarea-horizontal-align="justify" draw:textarea-vertical-align="middle" draw:auto-grow-height="false" fo:min-height="11.984cm" fo:min-width="19.3cm"/>
    </style:style>
    <style:style style:name="gr2" style:family="graphic" style:parent-style-name="standard">
      <style:graphic-properties draw:fill-color="#b2b2b2" draw:textarea-horizontal-align="justify" draw:textarea-vertical-align="middle" draw:auto-grow-height="false" fo:min-height="9.084cm" fo:min-width="16.542cm"/>
    </style:style>
    <style:style style:name="gr3" style:family="graphic" style:parent-style-name="standard">
      <style:graphic-properties draw:fill-color="#b2b2b2" draw:textarea-horizontal-align="justify" draw:textarea-vertical-align="middle" draw:auto-grow-height="false" fo:min-height="6.892cm" fo:min-width="13.36cm"/>
    </style:style>
    <style:style style:name="gr4" style:family="graphic" style:parent-style-name="standard">
      <style:graphic-properties draw:fill-color="#3333ff" draw:textarea-horizontal-align="justify" draw:textarea-vertical-align="middle" draw:auto-grow-height="false" fo:min-height="0.292cm" fo:min-width="1.742cm"/>
    </style:style>
    <style:style style:name="gr5" style:family="graphic" style:parent-style-name="standard">
      <style:graphic-properties draw:fill-color="#3333ff" draw:textarea-horizontal-align="justify" draw:textarea-vertical-align="middle" draw:auto-grow-height="false" fo:min-height="0.35cm" fo:min-width="1.8cm"/>
    </style:style>
    <style:style style:name="gr6" style:family="graphic" style:parent-style-name="standard">
      <style:graphic-properties draw:fill-color="#ff3300" draw:textarea-horizontal-align="justify" draw:textarea-vertical-align="middle" draw:auto-grow-height="false" fo:min-height="0cm" fo:min-width="1.867cm"/>
    </style:style>
    <style:style style:name="gr7" style:family="graphic" style:parent-style-name="standard">
      <style:graphic-properties draw:fill-color="#ff3300" draw:textarea-horizontal-align="justify" draw:textarea-vertical-align="middle" draw:auto-grow-height="false" fo:min-height="0cm" fo:min-width="2.962cm"/>
    </style:style>
    <style:style style:name="gr8" style:family="graphic" style:parent-style-name="standard">
      <style:graphic-properties draw:fill-color="#ff3300" draw:textarea-horizontal-align="justify" draw:textarea-vertical-align="middle" draw:auto-grow-height="false" fo:min-height="0cm" fo:min-width="2.335cm"/>
    </style:style>
    <style:style style:name="gr9" style:family="graphic" style:parent-style-name="standard">
      <style:graphic-properties draw:fill-color="#ff3300" draw:textarea-horizontal-align="justify" draw:textarea-vertical-align="middle" draw:auto-grow-height="false" fo:min-height="0cm" fo:min-width="2.506cm"/>
    </style:style>
    <style:style style:name="gr10" style:family="graphic" style:parent-style-name="standard">
      <style:graphic-properties draw:fill-color="#00cc00" draw:textarea-horizontal-align="justify" draw:textarea-vertical-align="middle" draw:auto-grow-height="false" fo:min-height="0.472cm" fo:min-width="0.222cm"/>
    </style:style>
    <style:style style:name="gr11" style:family="graphic" style:parent-style-name="standard">
      <style:graphic-properties draw:stroke="none" svg:stroke-color="#000000" draw:fill="none" draw:fill-color="#ffffff" fo:min-height="1.873cm"/>
    </style:style>
    <style:style style:name="gr12" style:family="graphic" style:parent-style-name="standard">
      <style:graphic-properties draw:stroke="none" svg:stroke-color="#000000" draw:fill="none" draw:fill-color="#ffffff" fo:min-height="0.937cm"/>
    </style:style>
    <style:style style:name="gr13" style:family="graphic" style:parent-style-name="standard">
      <style:graphic-properties draw:fill-color="#ffff00" draw:textarea-vertical-align="middle" draw:auto-grow-height="false" fo:min-height="2.89cm" fo:min-width="11.245cm"/>
    </style:style>
    <style:style style:name="gr14" style:family="graphic" style:parent-style-name="standard">
      <style:graphic-properties draw:fill-color="#729fcf" draw:textarea-horizontal-align="justify" draw:textarea-vertical-align="middle" draw:auto-grow-height="false" fo:min-height="2.85cm" fo:min-width="8cm"/>
    </style:style>
    <style:style style:name="P1" style:family="paragraph">
      <style:paragraph-properties fo:text-align="center"/>
    </style:style>
    <style:style style:name="P2" style:family="paragraph">
      <loext:graphic-properties draw:fill-color="#b2b2b2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>
      <loext:graphic-properties draw:fill-color="#b2b2b2"/>
      <style:paragraph-properties fo:text-align="center"/>
    </style:style>
    <style:style style:name="P4" style:family="paragraph">
      <loext:graphic-properties draw:fill-color="#3333ff"/>
      <style:paragraph-properties fo:text-align="center"/>
    </style:style>
    <style:style style:name="P5" style:family="paragraph">
      <loext:graphic-properties draw:fill-color="#ff3300"/>
      <style:paragraph-properties fo:text-align="center"/>
    </style:style>
    <style:style style:name="P6" style:family="paragraph">
      <loext:graphic-properties draw:fill-color="#00cc00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00"/>
      <style:paragraph-properties fo:text-align="center"/>
    </style:style>
    <style:style style:name="P9" style:family="paragraph">
      <loext:graphic-properties draw:fill-color="#729fcf"/>
      <style:paragraph-properties fo:text-align="center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8cm" svg:height="17.3cm" svg:x="0.7cm" svg:y="2.4cm">
          <text:p text:style-name="P1"><text:span text:style-name="T1">Centrale DCC</text:span></text:p>
          <draw:enhanced-geometry svg:viewBox="0 0 21600 21600" draw:glue-points="10800 0 3163 3163 0 10800 3163 18437 10800 21600 18437 18437 21600 10800 18437 3163" draw:text-areas="3163 3163 18437 18437" draw:type="ring" draw:modifiers="641.216603301911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" draw:text-style-name="P3" draw:layer="layout" svg:width="24.1cm" svg:height="13.2cm" svg:x="2.4cm" svg:y="4.4cm">
          <text:p/>
          <draw:enhanced-geometry svg:viewBox="0 0 21600 21600" draw:glue-points="10800 0 3163 3163 0 10800 3163 18437 10800 21600 18437 18437 21600 10800 18437 3163" draw:text-areas="3163 3163 18437 18437" draw:type="ring" draw:modifiers="775.19572126191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3" draw:layer="layout" svg:width="19.6cm" svg:height="10.1cm" svg:x="4.7cm" svg:y="6cm">
          <text:p/>
          <draw:enhanced-geometry svg:viewBox="0 0 21600 21600" draw:glue-points="10800 0 3163 3163 0 10800 3163 18437 10800 21600 18437 18437 21600 10800 18437 3163" draw:text-areas="3163 3163 18437 18437" draw:type="ring" draw:modifiers="736.00492269825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" draw:text-style-name="P4" draw:layer="layout" svg:width="2.3cm" svg:height="0.6cm" draw:transform="rotate (-0.134564885328763) translate (10.721cm 14.797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2.3cm" svg:height="0.6cm" svg:x="20.3cm" svg:y="1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2.3cm" svg:height="0.6cm" draw:transform="rotate (-0.0907571211037051) translate (12.732cm 17.397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2.3cm" svg:height="0.6cm" draw:transform="rotate (0.127234502470387) translate (15.271cm 16.648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2.3cm" svg:height="0.6cm" draw:transform="rotate (0.336150413934108) translate (19.4cm 19.15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2.3cm" svg:height="0.6cm" draw:transform="rotate (0.235793981944434) translate (9.1cm 7.217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2.3cm" svg:height="0.6cm" svg:x="12cm" svg:y="3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2.3cm" svg:height="0.6cm" draw:transform="rotate (-0.096516707635286) translate (14.905cm 4.838cm)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2.3cm" svg:height="0.6cm" draw:transform="rotate (-0.264068315826742) translate (18.657cm 2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2.653cm" svg:height="0.7cm" draw:transform="rotate (-0.743859327199983) translate (12.073cm 15.459cm)">
          <text:p/>
          <draw:enhanced-geometry svg:viewBox="0 0 21600 21600" draw:mirror-horizontal="false" draw:mirror-vertical="false" draw:text-areas="0 ?f0 ?f5 ?f2" draw:type="right-arrow" draw:modifiers="14265.6447850716 7364.3366619115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5" draw:layer="layout" svg:width="3.881cm" svg:height="0.7cm" draw:transform="rotate (-0.498116968519182) translate (17.069cm 16.818cm)">
          <text:p/>
          <draw:enhanced-geometry svg:viewBox="0 0 21600 21600" draw:mirror-horizontal="false" draw:mirror-vertical="false" draw:text-areas="0 ?f0 ?f5 ?f2" draw:type="right-arrow" draw:modifiers="14265.6447850716 7364.3366619115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5" draw:layer="layout" svg:width="3.178cm" svg:height="0.7cm" draw:transform="rotate (-2.31919351005007) translate (12.775cm 4.776cm)">
          <text:p/>
          <draw:enhanced-geometry svg:viewBox="0 0 21600 21600" draw:mirror-horizontal="false" draw:mirror-vertical="false" draw:text-areas="0 ?f0 ?f5 ?f2" draw:type="right-arrow" draw:modifiers="14265.6447850716 7364.3366619115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5" draw:layer="layout" svg:width="3.37cm" svg:height="0.7cm" draw:transform="rotate (-2.51903370940342) translate (19.6cm 3.135cm)">
          <text:p/>
          <draw:enhanced-geometry svg:viewBox="0 0 21600 21600" draw:mirror-horizontal="false" draw:mirror-vertical="false" draw:text-areas="0 ?f0 ?f5 ?f2" draw:type="right-arrow" draw:modifiers="14265.6447850716 7364.3366619115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6" draw:layer="layout" svg:width="0.8cm" svg:height="0.8cm" draw:transform="rotate (-0.266860842629933) translate (8.32cm 14.30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draw:layer="layout" svg:width="0.8cm" svg:height="0.8cm" svg:x="14.6cm" svg:y="15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draw:layer="layout" svg:width="0.8cm" svg:height="0.8cm" draw:transform="rotate (-0.202283660306143) translate (11.288cm 16.728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draw:layer="layout" svg:width="0.8cm" svg:height="0.8cm" draw:transform="rotate (0.249931148885588) translate (18.613cm 16.611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draw:layer="layout" svg:width="0.8cm" svg:height="0.8cm" draw:transform="rotate (0.0731292956585624) translate (17.772cm 18.7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draw:layer="layout" svg:width="0.8cm" svg:height="0.8cm" draw:transform="rotate (0.312588469032184) translate (22.096cm 17.642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draw:layer="layout" svg:width="0.8cm" svg:height="0.8cm" svg:x="11.9cm" svg:y="5.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draw:layer="layout" svg:width="0.8cm" svg:height="0.8cm" draw:transform="rotate (-1.20602251312808) translate (7.988cm 7.142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draw:layer="layout" svg:width="0.8cm" svg:height="0.8cm" draw:transform="rotate (0.250280214735987) translate (9.413cm 4.911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draw:layer="layout" svg:width="0.8cm" svg:height="0.8cm" draw:transform="rotate (-0.263195651200745) translate (18.118cm 4.51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draw:layer="layout" svg:width="0.8cm" svg:height="0.8cm" draw:transform="rotate (-0.000872664625997355) translate (16.839cm 2.338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draw:layer="layout" svg:width="0.8cm" svg:height="0.8cm" draw:transform="rotate (1.32994089001968) translate (21.779cm 4.256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draw:layer="layout" svg:width="0.8cm" svg:height="0.8cm" svg:x="23.8cm" svg:y="3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7" draw:layer="layout" svg:width="6.8cm" svg:height="2.123cm" svg:x="23cm" svg:y="1.077cm">
          <draw:text-box>
            <text:p>Contrôleur aiguillage</text:p>
          </draw:text-box>
        </draw:frame>
        <draw:frame draw:style-name="gr12" draw:text-style-name="P7" draw:layer="layout" svg:width="5.2cm" svg:height="1.187cm" svg:x="25cm" svg:y="3.113cm">
          <draw:text-box>
            <text:p>Capteur</text:p>
          </draw:text-box>
        </draw:frame>
        <draw:custom-shape draw:style-name="gr13" draw:text-style-name="P8" draw:layer="layout" svg:width="11.745cm" svg:height="3.141cm" draw:transform="skewX (0.0324631240870945) rotate (-3.0471703410569) translate (20.198cm 13.736cm)">
          <text:p/>
          <draw:enhanced-geometry svg:viewBox="0 0 21600 21600" draw:mirror-horizontal="true" draw:text-areas="0 0 21600 21600" draw:type="circular-arrow" draw:modifiers="180 26.0277935495338 9755.5449474874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4" draw:text-style-name="P9" draw:layer="layout" svg:width="8.5cm" svg:height="3.1cm" svg:x="9.7cm" svg:y="8.8cm">
          <text:p text:style-name="P1">Centale DCC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Schoolbook L" svg:font-family="'Century Schoolbook L'" style:font-family-generic="roman" style:font-pitch="variable"/>
    <style:font-face style:name="Century Schoolbook L1" svg:font-family="'Century Schoolbook L'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Line_20_with_20_Fine_20_Dots" svg:stroke-width="0.2cm" svg:stroke-color="#111111" draw:marker-start-width="0.5cm" draw:marker-start-center="false" draw:marker-end-width="0.5cm" draw:marker-end-center="false" draw:fill="solid" draw:fill-color="#ffffff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Century Schoolbook L1" fo:font-family="'Century Schoolbook L'" style:font-style-name="Italic" style:font-family-generic="roman" style:font-pitch="variable" fo:font-size="20pt" fo:font-style="italic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5T19:20:32.872463460</meta:creation-date>
    <dc:date>2017-02-25T22:18:47.340238825</dc:date>
    <meta:editing-duration>PT26M9S</meta:editing-duration>
    <meta:editing-cycles>8</meta:editing-cycles>
    <meta:generator>LibreOffice/5.1.6.2.0$Linux_X86_64 LibreOffice_project/10$Build-2</meta:generator>
    <meta:document-statistic meta:object-count="33"/>
  </office:meta>
</office:document-meta>
</file>